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name-asian="Arial" style:font-size-asian="10pt" style:font-name-complex="Arial"/>
    </style:style>
    <style:style style:name="P2" style:family="paragraph" style:parent-style-name="Standard"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style:text-autospace="none">
        <style:tab-stops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style:text-autospace="none"/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>
      <style:paragraph-properties fo:text-align="end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Arial" fo:font-size="10pt" style:font-name-asian="Arial" style:font-size-asian="10pt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line-height="200%" fo:text-align="center" style:justify-single-word="false" style:shadow="none"/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14" style:family="paragraph" style:parent-style-name="Standard">
      <style:paragraph-properties fo:text-align="end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FORM 146A</text:span> -Rule 146</text:p>
      <text:p text:style-name="P3"/>
      <text:p text:style-name="P9">AFFIDAVIT OF SERVICE</text:p>
      <text:p text:style-name="P3"/>
      <text:p text:style-name="P6">T-1450-15</text:p>
      <text:p text:style-name="P2"/>
      <text:p text:style-name="P11"/>
      <text:p text:style-name="P10">FEDERAL COURT OF CANADA</text:p>
      <text:p text:style-name="Standard"/>
      <text:p text:style-name="Standard"/>
      <text:p text:style-name="P1">BETWEEN:</text:p>
      <text:p text:style-name="P11"/>
      <text:p text:style-name="P10">Radu Hociung</text:p>
      <text:p text:style-name="P7">Plaintiff</text:p>
      <text:p text:style-name="P11"/>
      <text:p text:style-name="P8">and</text:p>
      <text:p text:style-name="P11"/>
      <text:p text:style-name="P10">Minister of Public Safety and Emergency Preparedness</text:p>
      <text:p text:style-name="P6">Defendant</text:p>
      <text:p text:style-name="P3"/>
      <text:p text:style-name="P3">AFFIDAVIT OF SERVICE</text:p>
      <text:p text:style-name="P12"/>
      <text:p text:style-name="P4"/>
      <text:p text:style-name="P4"><text:tab/>I, Radu Hociung, of the City of Panajachel in the Solola Department of Guatemala, SWEAR THAT:</text:p>
      <text:p text:style-name="P4"/>
      <text:p text:style-name="P5">I served Minister of Public Safety and Emergency Preparedness with Motion Record for Motion for Summary Judgement by sending a copy by fax on February 21, 2017 to Eric Peterson, solicitor for the Defendant, at (416) 973-5004</text:p>
      <text:p text:style-name="P5"/>
      <text:p text:style-name="P5">Sworn before me at the City of Panajachel <text:s text:c="2"/>in the Solola Department of Guatemala on February 21, 2017.</text:p>
      <text:p text:style-name="P5"/>
      <text:p text:style-name="P5"/>
      <text:p text:style-name="P5">______________________________________</text:p>
      <text:p text:style-name="P5">Commissioner for Taking Affidavits</text:p>
      <text:p text:style-name="P5">(or as the case may be)</text:p>
      <text:p text:style-name="P5"><text:s/></text:p>
      <text:p text:style-name="P5"/>
      <text:p text:style-name="P5"/>
      <text:p text:style-name="P5">_____________________________</text:p>
      <text:p text:style-name="P5">Radu Hociung</text:p>
      <text:p text:style-name="P5"/>
      <text:p text:style-name="P5">SOR/2004-283, s. 35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text-align="start" style:justify-single-word="false" fo:text-indent="0cm" style:auto-text-indent="false" style:text-autospace="ideograph-alpha" style:vertical-align="auto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rry Phillips</meta:initial-creator>
    <dc:creator>Radu Hociung</dc:creator>
    <meta:creation-date>2005-01-11T13:26:00</meta:creation-date>
    <dc:date>2017-02-21T10:47:48.91</dc:date>
    <meta:generator>OpenOffice/4.0.1$Win32 OpenOffice.org_project/401m5$Build-9714</meta:generator>
    <meta:editing-duration>PT2H48M44S</meta:editing-duration>
    <meta:editing-cycles>5</meta:editing-cycles>
    <meta:document-statistic meta:table-count="0" meta:image-count="0" meta:object-count="0" meta:page-count="1" meta:paragraph-count="21" meta:word-count="116" meta:character-count="761"/>
  </office:meta>
</office:document-meta>
</file>